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085f6" officeooo:paragraph-rsid="000085f6"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Student Data Management:</text:p>
      <text:p text:style-name="P1"/>
      <text:p text:style-name="Standard"/>
      <text:p text:style-name="Standard">First, it imports the necessary modules such as pandas, mysql.connector, and matplotlib.pyplot. It then creates a connection to a MySQL database using the provided credentials.</text:p>
      <text:p text:style-name="Standard"/>
      <text:p text:style-name="Standard">The program then provides a set of options for users to choose from, such as viewing data about a particular student, displaying a list of all data, inserting new data, updating existing data, deleting data, or displaying data in a chart.</text:p>
      <text:p text:style-name="Standard"/>
      <text:p text:style-name="Standard">If the user selects the option to insert data, the program asks the user to input details such as name, roll number, and five different marks for the student. It then inserts the data into the "home" table using the SQL INSERT statement and commits the changes to the database. It also creates a pandas DataFrame with the inserted data and provides the user with options to export the data in various formats or view the DataFrame.</text:p>
      <text:p text:style-name="Standard"/>
      <text:p text:style-name="Standard">If the user selects the option to update data, the program asks the user which field they want to update, such as name, mark1, mark2, etc. It then prompts the user to enter the new value for that field and updates the data in the "home" table using the SQL UPDATE statement.</text:p>
      <text:p text:style-name="Standard"/>
      <text:p text:style-name="Standard">If the user selects the option to delete data, the program prompts the user to enter the roll number of the student whose data they want to delete. It then uses the SQL DELETE statement to remove the corresponding record from the "home" table.</text:p>
      <text:p text:style-name="Standard"/>
      <text:p text:style-name="Standard">Finally, if the user selects the option to display data in a chart, the program asks the user to enter the roll number of the student whose data they want to display. It then retrieves the corresponding marks for that student from the "home" table using the SQL SELECT statement and creates a bar chart using the matplotlib.pyplot modu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9T11:08:16.493512191</meta:creation-date>
    <dc:date>2023-03-19T11:09:23.093224074</dc:date>
    <meta:editing-duration>PT1M7S</meta:editing-duration>
    <meta:editing-cycles>1</meta:editing-cycles>
    <meta:document-statistic meta:table-count="0" meta:image-count="0" meta:object-count="0" meta:page-count="1" meta:paragraph-count="7" meta:word-count="301" meta:character-count="1724" meta:non-whitespace-character-count="1430"/>
    <meta:generator>LibreOffice/7.3.5.2$Linux_X86_64 LibreOffice_project/30$Build-2</meta:generator>
  </office:meta>
</office:document-meta>
</file>